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CONTRERAS SULCA, KATHERIN LISSETH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ANCES ROJO (POLLIPAVOS)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CONTRERAS SULCA, KATHERIN LISS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0:13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